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60000003C49C7D4188A9F03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007cm" fo:margin-left="0cm" fo:margin-top="0cm" fo:margin-bottom="0cm" table:align="left" style:writing-mode="lr-tb"/>
    </style:style>
    <style:style style:name="Tabla1.A" style:family="table-column">
      <style:table-column-properties style:column-width="3.395cm"/>
    </style:style>
    <style:style style:name="Tabla1.B" style:family="table-column">
      <style:table-column-properties style:column-width="6.904cm"/>
    </style:style>
    <style:style style:name="Tabla1.C" style:family="table-column">
      <style:table-column-properties style:column-width="4.70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list-style-name="WWNum2"/>
    <style:style style:name="P2" style:family="paragraph" style:parent-style-name="Preformatted_20_Text">
      <style:paragraph-properties fo:orphans="0" fo:widows="0"/>
    </style:style>
    <style:style style:name="P3" style:family="paragraph" style:parent-style-name="Preformatted_20_Text">
      <style:paragraph-properties fo:margin-top="0cm" fo:margin-bottom="0.109cm" style:contextual-spacing="false"/>
    </style:style>
    <style:style style:name="P4" style:family="paragraph" style:parent-style-name="Preformatted_20_Text">
      <style:text-properties style:use-window-font-color="true" loext:opacity="0%" fo:font-size="16pt" fo:language="es" fo:country="ES" fo:font-weight="bold" style:letter-kerning="false" style:font-name-asian="Noto Sans CJK SC" style:font-size-asian="16pt" style:language-asian="en" style:country-asian="US" style:font-weight-asian="bold" style:font-name-complex="Lohit Devanagari" style:font-size-complex="16pt" style:language-complex="ar" style:country-complex="SA" style:font-weight-complex="bold"/>
    </style:style>
    <style:style style:name="P5" style:family="paragraph" style:parent-style-name="Standard" style:master-page-name="First_20_Page">
      <style:paragraph-properties fo:margin-left="0cm" fo:margin-right="-1.002cm" fo:text-align="center" style:justify-single-word="false" fo:text-indent="0cm" style:auto-text-indent="false" style:page-number="auto"/>
    </style:style>
    <style:style style:name="P6" style:family="paragraph" style:parent-style-name="Standard" style:list-style-name="WWNum3">
      <style:paragraph-properties fo:margin-top="0cm" fo:margin-bottom="0cm" style:contextual-spacing="false"/>
    </style:style>
    <style:style style:name="P7" style:family="paragraph" style:parent-style-name="Standard">
      <style:paragraph-properties fo:margin-top="0cm" fo:margin-bottom="0cm" style:contextual-spacing="false" fo:orphans="0" fo:widows="0"/>
    </style:style>
    <style:style style:name="P8" style:family="paragraph" style:parent-style-name="Standard">
      <style:paragraph-properties fo:margin-top="0.055cm" fo:margin-bottom="0cm" style:contextual-spacing="false" fo:text-align="end" style:justify-single-word="fals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>
      <style:paragraph-properties fo:margin-top="0cm" fo:margin-bottom="0.109cm" style:contextual-spacing="false"/>
    </style:style>
    <style:style style:name="P11" style:family="paragraph">
      <loext:graphic-properties draw:fill="solid" draw:fill-color="#d20000"/>
      <style:paragraph-properties fo:text-align="start"/>
      <style:text-properties fo:font-size="18pt"/>
    </style:style>
    <style:style style:name="T1" style:family="text">
      <style:text-properties fo:color="#c00000" loext:opacity="100%" style:font-name="Arial" fo:font-size="24pt" fo:font-weight="bold" style:font-name-asian="F" style:font-size-asian="24pt" style:font-weight-asian="bold" style:font-name-complex="Arial1" style:font-size-complex="24pt" style:font-weight-complex="bold"/>
    </style:style>
    <style:style style:name="T2" style:family="text">
      <style:text-properties fo:color="#c00000" loext:opacity="100%" style:font-name="Arial" fo:font-size="28pt" fo:font-weight="bold" style:font-name-asian="F" style:font-size-asian="28pt" style:font-weight-asian="bold" style:font-name-complex="Arial1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es" fo:country="ES" style:language-asian="en" style:country-asian="US" style:language-complex="ar" style:country-complex="SA"/>
    </style:style>
    <style:style style:name="T5" style:family="text">
      <style:text-properties fo:language="es" fo:country="ES" fo:font-weight="bold" style:language-asian="en" style:country-asian="US" style:font-weight-asian="bold" style:language-complex="ar" style:country-complex="SA" style:font-weight-complex="bold"/>
    </style:style>
    <style:style style:name="T6" style:family="text">
      <style:text-properties style:use-window-font-color="true" loext:opacity="0%" fo:font-size="11pt" fo:language="es" fo:country="E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7" style:family="text">
      <style:text-properties style:use-window-font-color="true" loext:opacity="0%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/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ython</text:span></text:p>
      <text:list xml:id="list2568312947" text:style-name="WWNum2">
        <text:list-item>
          <text:list>
            <text:list-item>
              <text:h text:style-name="P1" text:outline-level="2">¿Qu<text:span text:style-name="T4">é veremos hoy?</text:span></text:h>
            </text:list-item>
          </text:list>
        </text:list-item>
      </text:list>
      <text:p text:style-name="Text_20_body"><text:span text:style-name="T6">Mi primer programa en Python:</text:span></text:p>
      <text:p text:style-name="P9"><text:s text:c="4"/>• Identación (4 espacios).</text:p>
      <text:p text:style-name="P9"><text:s text:c="4"/>• Variables y convención de nombres.</text:p>
      <text:p text:style-name="P9"><text:s text:c="4"/>• Tipos de datos simples (numéricos, de texto, booleanos). Funci<text:span text:style-name="T7">ón type()</text:span></text:p>
      <text:p text:style-name="P9"><text:s text:c="4"/>• Comentarios ( # y ’’’ y ””” ).</text:p>
      <text:p text:style-name="P9"><text:s text:c="4"/>• Imprimir (print) y pedir (input) datos por pantalla.</text:p>
      <text:p text:style-name="P9"><text:s text:c="4"/>• Operadores aritméticos ( + <text:s/>- <text:s/>* <text:s/>** <text:s/>/ <text:s/>// <text:s/>% ).</text:p>
      <text:p text:style-name="P9"><text:s text:c="4"/>• Operadores de asignación abreviados ( = <text:s/>+= <text:s/>-= <text:s/>*= <text:s/>**= <text:s/>/= <text:s/>//= <text:s/>%= ).</text:p>
      <text:p text:style-name="P9"><text:s text:c="4"/>• Operadores condicionales ( == <text:s/>!= <text:s/>&lt; <text:s/>&lt;= <text:s/>&gt; <text:s/>&gt;= ).</text:p>
      <text:p text:style-name="P9"><text:s text:c="4"/>• condicionales if, else, elif</text:p>
      <text:list xml:id="list133739790094382" text:continue-numbering="true" text:style-name="WWNum2">
        <text:list-item>
          <text:list>
            <text:list-item>
              <text:h text:style-name="P1" text:outline-level="2">Variables</text:h>
            </text:list-item>
          </text:list>
        </text:list-item>
      </text:list>
      <text:list xml:id="list1879991146" text:style-name="WWNum3">
        <text:list-item>
          <text:p text:style-name="P6">Lenguaje de «tipado» dinámico. No es necesario indicar el tipo de dato de la variable.</text:p>
        </text:list-item>
        <text:list-item>
          <text:p text:style-name="P6">Los nombres de las variables se componen de letras (a..z, A..Z, _) y dígitos (0..9)</text:p>
        </text:list-item>
        <text:list-item>
          <text:p text:style-name="P6">Empiezan con una letra. Sin espacios. Se recomienda el uso de caracteres en inglés.</text:p>
        </text:list-item>
        <text:list-item>
          <text:p text:style-name="P6">No usar las palabras reservadas del lenguaje.</text:p>
        </text:list-item>
        <text:list-item>
          <text:p text:style-name="P6">Tipo de codificación de variables: «Snake case». Ej.: nombre_de_variable</text:p>
        </text:list-item>
        <text:list-item>
          <text:p text:style-name="P6">Las variables con mayúsculas y minúsculas no son la misma variable.</text:p>
        </text:list-item>
      </text:list>
      <text:list xml:id="list133739667446319" text:continue-list="list133739790094382" text:style-name="WWNum2">
        <text:list-item>
          <text:list>
            <text:list-item>
              <text:h text:style-name="P1" text:outline-level="2">Tipos de datos simples</text:h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text:span text:style-name="T8">Tipo</text:span></text:p>
          </table:table-cell>
          <table:table-cell table:style-name="Tabla1.A1" office:value-type="string">
            <text:p text:style-name="P7"><text:span text:style-name="T8">Descripción</text:span></text:p>
          </table:table-cell>
          <table:table-cell table:style-name="Tabla1.C1" office:value-type="string">
            <text:p text:style-name="P7"><text:span text:style-name="T8">Por ejemplo</text:span></text:p>
          </table:table-cell>
        </table:table-row>
        <table:table-row table:style-name="Tabla1.1">
          <table:table-cell table:style-name="Tabla1.A2" office:value-type="string">
            <text:p text:style-name="P7">Tipo numérico</text:p>
          </table:table-cell>
          <table:table-cell table:style-name="Tabla1.A2" office:value-type="string">
            <text:p text:style-name="P7">Número, con (float) o sin (int) decimales</text:p>
          </table:table-cell>
          <table:table-cell table:style-name="Tabla1.C2" office:value-type="string">
            <text:p text:style-name="P2"><text:span text:style-name="Source_20_Text">n = 3</text:span></text:p>
          </table:table-cell>
        </table:table-row>
        <table:table-row table:style-name="Tabla1.1">
          <table:table-cell table:style-name="Tabla1.A2" office:value-type="string">
            <text:p text:style-name="P7">Tipo de texto</text:p>
          </table:table-cell>
          <table:table-cell table:style-name="Tabla1.A2" office:value-type="string">
            <text:p text:style-name="P7">Cadena de caracteres (str)</text:p>
          </table:table-cell>
          <table:table-cell table:style-name="Tabla1.C2" office:value-type="string">
            <text:p text:style-name="P2"><text:span text:style-name="Source_20_Text">txt = "una cadena"</text:span></text:p>
          </table:table-cell>
        </table:table-row>
        <table:table-row table:style-name="Tabla1.1">
          <table:table-cell table:style-name="Tabla1.A2" office:value-type="string">
            <text:p text:style-name="P7">Tipo booleano</text:p>
          </table:table-cell>
          <table:table-cell table:style-name="Tabla1.A2" office:value-type="string">
            <text:p text:style-name="P7">Valor booleano (bool)</text:p>
          </table:table-cell>
          <table:table-cell table:style-name="Tabla1.C2" office:value-type="string">
            <text:p text:style-name="P2"><text:span text:style-name="Source_20_Text">continuar = True</text:span></text:p>
          </table:table-cell>
        </table:table-row>
      </table:table>
      <text:list xml:id="list133739435001220" text:continue-numbering="true" text:style-name="WWNum2">
        <text:list-item>
          <text:list>
            <text:list-item>
              <text:h text:style-name="P1" text:outline-level="2">Precedencia de operadores</text:h>
            </text:list-item>
          </text:list>
        </text:list-item>
      </text:list>
      <text:p text:style-name="Standard">De mayor a menor: paréntesis (), potencia ** (enlazado del lado derecho), multiplicación *, división /, divisi<text:span text:style-name="T7">ón entera //</text:span>, resto %, suma +, resta -.</text:p>
      <text:list xml:id="list133739463496054" text:continue-numbering="true" text:style-name="WWNum2">
        <text:list-item>
          <text:list>
            <text:list-item>
              <text:h text:style-name="P1" text:outline-level="2">Funciones vs. Métodos</text:h>
            </text:list-item>
          </text:list>
        </text:list-item>
      </text:list>
      <text:p text:style-name="P10">Las <text:span text:style-name="T8">funciones</text:span> operan sobre los datos que se les pasa como argumentos.</text:p>
      <text:p text:style-name="P3">print(“¡Hola, Mundo!”)</text:p>
      <text:p text:style-name="Standard">Los <text:span text:style-name="T8">m</text:span><text:span text:style-name="T5">étodos</text:span><text:span text:style-name="T4"> <text:s/>operan sobre los datos del objeto al que se asocian.</text:span></text:p>
      <text:p text:style-name="Preformatted_20_Text">hora.isnumeric()</text:p>
      <text:p text:style-name="P4"/>
      <text:p text:style-name="P8"><text:span text:style-name="T9">Autor: Javier Guerra. Ver.1.0.0. Junio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align="justify" style:justify-single-word="false" fo:text-indent="0cm" style:auto-text-indent="false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d20000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ángulo 6" draw:style-name="Mgr1" draw:text-style-name="MP1" svg:width="29.608cm" svg:height="1.006cm" svg:x="-8.608cm" svg:y="-1.24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9" text:anchor-type="char" svg:x="-9.763cm" svg:y="-0.056cm" svg:width="5.239cm" svg:height="1.588cm" draw:z-index="0"><draw:image xlink:href="Pictures/10000000000000C60000003C49C7D4188A9F03C8.png" xlink:type="simple" xlink:show="embed" xlink:actuate="onLoad" draw:mime-type="image/png"/></draw:frame><draw:frame draw:style-name="Mfr1" draw:name="Imagen 8" text:anchor-type="char" svg:x="-2.143cm" svg:y="-0.083cm" svg:width="5.239cm" svg:height="1.588cm" draw:z-index="0"><draw:image xlink:href="Pictures/10000000000000C60000003C49C7D4188A9F03C8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2:56:11</meta:creation-date>
    <dc:language>es-ES</dc:language>
    <dc:date>2024-07-22T13:37:37.679634082</dc:date>
    <meta:editing-cycles>41</meta:editing-cycles>
    <meta:editing-duration>PT1H36M32S</meta:editing-duration>
    <meta:generator>LibreOffice/7.3.7.2$Linux_X86_64 LibreOffice_project/30$Build-2</meta:generator>
    <meta:document-statistic meta:table-count="1" meta:image-count="2" meta:object-count="0" meta:page-count="1" meta:paragraph-count="40" meta:word-count="272" meta:character-count="1592" meta:non-whitespace-character-count="1311"/>
    <meta:user-defined meta:name="AppVersion">15.0000</meta:user-defined>
    <meta:user-defined meta:name="Autor">Javier Guerra</meta:user-defined>
    <meta:template xlink:type="simple" xlink:actuate="onRequest" xlink:title="Normal" xlink:href=""/>
  </office:meta>
</office:document-meta>
</file>